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NOMBRE</text:p>
          </table:table-cell>
          <table:table-cell table:style-name="Default" office:value-type="string" calcext:value-type="string">
            <text:p>FECHA DE NACIMIENTO</text:p>
          </table:table-cell>
          <table:table-cell table:style-name="Default" office:value-type="string" calcext:value-type="string">
            <text:p>FECHA ACTUAL</text:p>
          </table:table-cell>
          <table:table-cell office:value-type="string" calcext:value-type="string">
            <text:p>EDAD</text:p>
          </table:table-cell>
          <table:table-cell table:style-name="Default" office:value-type="string" calcext:value-type="string">
            <text:p>GENERO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EL</text:p>
          </table:table-cell>
          <table:table-cell office:value-type="date" office:date-value="1992-05-02" calcext:value-type="date">
            <text:p>02/05/92</text:p>
          </table:table-cell>
          <table:table-cell table:formula="of:=TODAY()" office:value-type="date" office:date-value="2025-04-15" calcext:value-type="date">
            <text:p>15/04/25</text:p>
          </table:table-cell>
          <table:table-cell table:formula="of:=INT(([.D2]-[.C2])/365)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formula="of:=IF([.F2]=&quot;F&quot;;1;0)" office:value-type="float" office:value="1" calcext:value-type="float">
            <text:p>1</text:p>
          </table:table-cell>
          <table:table-cell table:formula="of:=IF([.F2]=&quot;M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E</text:p>
          </table:table-cell>
          <table:table-cell office:value-type="date" office:date-value="1990-03-03" calcext:value-type="date">
            <text:p>03/03/90</text:p>
          </table:table-cell>
          <table:table-cell table:formula="of:=TODAY()" office:value-type="date" office:date-value="2025-04-15" calcext:value-type="date">
            <text:p>15/04/25</text:p>
          </table:table-cell>
          <table:table-cell table:formula="of:=INT(([.D3]-[.C3])/365)"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table:formula="of:=IF([.F3]=&quot;F&quot;;1;0)" office:value-type="float" office:value="0" calcext:value-type="float">
            <text:p>0</text:p>
          </table:table-cell>
          <table:table-cell table:formula="of:=IF([.F3]=&quot;M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office:value-type="date" office:date-value="2000-06-15" calcext:value-type="date">
            <text:p>15/06/00</text:p>
          </table:table-cell>
          <table:table-cell table:formula="of:=TODAY()" office:value-type="date" office:date-value="2025-04-15" calcext:value-type="date">
            <text:p>15/04/25</text:p>
          </table:table-cell>
          <table:table-cell table:formula="of:=INT(([.D4]-[.C4])/365)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formula="of:=IF([.F4]=&quot;F&quot;;1;0)" office:value-type="float" office:value="0" calcext:value-type="float">
            <text:p>0</text:p>
          </table:table-cell>
          <table:table-cell table:formula="of:=IF([.F4]=&quot;M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LTER</text:p>
          </table:table-cell>
          <table:table-cell office:value-type="date" office:date-value="1993-06-13" calcext:value-type="date">
            <text:p>13/06/93</text:p>
          </table:table-cell>
          <table:table-cell table:formula="of:=TODAY()" office:value-type="date" office:date-value="2025-04-15" calcext:value-type="date">
            <text:p>15/04/25</text:p>
          </table:table-cell>
          <table:table-cell table:formula="of:=INT(([.D5]-[.C5])/365)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table:formula="of:=IF([.F5]=&quot;F&quot;;1;0)" office:value-type="float" office:value="0" calcext:value-type="float">
            <text:p>0</text:p>
          </table:table-cell>
          <table:table-cell table:formula="of:=IF([.F5]=&quot;M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AMIL</text:p>
          </table:table-cell>
          <table:table-cell office:value-type="date" office:date-value="2000-07-26" calcext:value-type="date">
            <text:p>26/07/00</text:p>
          </table:table-cell>
          <table:table-cell table:formula="of:=TODAY()" office:value-type="date" office:date-value="2025-04-15" calcext:value-type="date">
            <text:p>15/04/25</text:p>
          </table:table-cell>
          <table:table-cell table:formula="of:=INT(([.D6]-[.C6])/365)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formula="of:=IF([.F6]=&quot;F&quot;;1;0)" office:value-type="float" office:value="0" calcext:value-type="float">
            <text:p>0</text:p>
          </table:table-cell>
          <table:table-cell table:formula="of:=IF([.F6]=&quot;M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AN CARLOS</text:p>
          </table:table-cell>
          <table:table-cell office:value-type="date" office:date-value="1988-06-25" calcext:value-type="date">
            <text:p>25/06/88</text:p>
          </table:table-cell>
          <table:table-cell table:formula="of:=TODAY()" office:value-type="date" office:date-value="2025-04-15" calcext:value-type="date">
            <text:p>15/04/25</text:p>
          </table:table-cell>
          <table:table-cell table:formula="of:=INT(([.D7]-[.C7])/365)"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table:formula="of:=IF([.F7]=&quot;F&quot;;1;0)" office:value-type="float" office:value="0" calcext:value-type="float">
            <text:p>0</text:p>
          </table:table-cell>
          <table:table-cell table:formula="of:=IF([.F7]=&quot;M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VIO</text:p>
          </table:table-cell>
          <table:table-cell office:value-type="date" office:date-value="2000-03-25" calcext:value-type="date">
            <text:p>25/03/00</text:p>
          </table:table-cell>
          <table:table-cell table:formula="of:=TODAY()" office:value-type="date" office:date-value="2025-04-15" calcext:value-type="date">
            <text:p>15/04/25</text:p>
          </table:table-cell>
          <table:table-cell table:formula="of:=INT(([.D8]-[.C8])/365)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formula="of:=IF([.F8]=&quot;F&quot;;1;0)" office:value-type="float" office:value="0" calcext:value-type="float">
            <text:p>0</text:p>
          </table:table-cell>
          <table:table-cell table:formula="of:=IF([.F8]=&quot;M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FRAIN</text:p>
          </table:table-cell>
          <table:table-cell office:value-type="date" office:date-value="2005-11-24" calcext:value-type="date">
            <text:p>24/11/05</text:p>
          </table:table-cell>
          <table:table-cell table:formula="of:=TODAY()" office:value-type="date" office:date-value="2025-04-15" calcext:value-type="date">
            <text:p>15/04/25</text:p>
          </table:table-cell>
          <table:table-cell table:formula="of:=INT(([.D9]-[.C9])/365)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formula="of:=IF([.F9]=&quot;F&quot;;1;0)" office:value-type="float" office:value="0" calcext:value-type="float">
            <text:p>0</text:p>
          </table:table-cell>
          <table:table-cell table:formula="of:=IF([.F9]=&quot;M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ISA</text:p>
          </table:table-cell>
          <table:table-cell office:value-type="date" office:date-value="2005-07-04" calcext:value-type="date">
            <text:p>04/07/05</text:p>
          </table:table-cell>
          <table:table-cell table:formula="of:=TODAY()" office:value-type="date" office:date-value="2025-04-15" calcext:value-type="date">
            <text:p>15/04/25</text:p>
          </table:table-cell>
          <table:table-cell table:formula="of:=INT(([.D10]-[.C10])/365)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formula="of:=IF([.F10]=&quot;F&quot;;1;0)" office:value-type="float" office:value="1" calcext:value-type="float">
            <text:p>1</text:p>
          </table:table-cell>
          <table:table-cell table:formula="of:=IF([.F10]=&quot;M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CAS</text:p>
          </table:table-cell>
          <table:table-cell office:value-type="date" office:date-value="1982-08-15" calcext:value-type="date">
            <text:p>15/08/82</text:p>
          </table:table-cell>
          <table:table-cell table:formula="of:=TODAY()" office:value-type="date" office:date-value="2025-04-15" calcext:value-type="date">
            <text:p>15/04/25</text:p>
          </table:table-cell>
          <table:table-cell table:formula="of:=INT(([.D11]-[.C11])/365)"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table:formula="of:=IF([.F11]=&quot;F&quot;;1;0)" office:value-type="float" office:value="1" calcext:value-type="float">
            <text:p>1</text:p>
          </table:table-cell>
          <table:table-cell table:formula="of:=IF([.F11]=&quot;M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formula="of:=AVERAGE([.E2:.E11])" office:value-type="float" office:value="28.7" calcext:value-type="float">
            <text:p>28,7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TOTAL M</text:p>
          </table:table-cell>
          <table:table-cell table:style-name="Default" table:formula="of:=SUM([.H2:.H11])" office:value-type="float" office:value="7" calcext:value-type="float">
            <text:p>7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TOTAL F</text:p>
          </table:table-cell>
          <table:table-cell table:style-name="Default" table:formula="of:=SUM([.G2:.G11])"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TOTAL </text:p>
          </table:table-cell>
          <table:table-cell table:style-name="Default" table:formula="of:=SUM([.F13:.F14])" office:value-type="float" office:value="10" calcext:value-type="float">
            <text:p>10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BO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20:44:30.090318834</meta:creation-date>
    <dc:date>2025-04-15T21:29:08.103174420</dc:date>
    <meta:editing-duration>PT44M39S</meta:editing-duration>
    <meta:editing-cycles>1</meta:editing-cycles>
    <meta:document-statistic meta:table-count="1" meta:cell-count="95" meta:object-count="0"/>
    <meta:generator>LibreOffice/7.4.7.2$Linux_X86_64 LibreOffice_project/40$Build-2</meta:generator>
  </office:meta>
</office:document-meta>
</file>